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beration Mono" svg:font-family="'Liberation Mono', Monaco, 'Courier New', monospace"/>
    <style:font-face style:name="Source Sans Pro" svg:font-family="'Source Sans Pro', 'Helvetica Neue', Arial,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color="#ff3333"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center" style:justify-single-word="false"/>
      <style:text-properties fo:color="#009933" fo:font-size="15pt" style:text-underline-style="solid" style:text-underline-width="auto" style:text-underline-color="font-color" fo:font-weight="bold" style:font-size-asian="15pt" style:font-weight-asian="bold" style:font-size-complex="15pt" style:font-weight-complex="bold"/>
    </style:style>
    <style:style style:name="P5" style:family="paragraph" style:parent-style-name="Standard">
      <style:paragraph-properties fo:text-align="start" style:justify-single-word="false"/>
      <style:text-properties fo:color="#009933" fo:font-size="15pt" style:text-underline-style="none" fo:font-weight="normal" style:font-size-asian="15pt" style:font-weight-asian="normal" style:font-size-complex="15pt" style:font-weight-complex="normal"/>
    </style:style>
    <style:style style:name="P6" style:family="paragraph" style:parent-style-name="Standard">
      <style:paragraph-properties fo:text-align="start" style:justify-single-word="false"/>
      <style:text-properties fo:color="#000000"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Trebuchet MS"/>
    </style:style>
    <style:style style:name="P8" style:family="paragraph" style:parent-style-name="Standard">
      <style:paragraph-properties fo:text-align="start" style:justify-single-word="false"/>
      <style:text-properties style:font-name="Trebuchet MS" fo:font-size="18pt" fo:font-weight="bold" style:font-size-asian="18pt" style:font-weight-asian="bold" style:font-size-complex="18pt" style:font-weight-complex="bold"/>
    </style:style>
    <style:style style:name="P9" style:family="paragraph" style:parent-style-name="Text_20_body">
      <style:paragraph-properties fo:margin-left="0cm" fo:margin-right="0cm" fo:orphans="2" fo:widows="2" fo:text-indent="0cm" style:auto-text-indent="false"/>
    </style:style>
    <style:style style:name="P10" style:family="paragraph" style:parent-style-name="Text_20_body">
      <style:paragraph-properties fo:margin-left="0cm" fo:margin-right="0cm" fo:orphans="2" fo:widows="2" fo:text-indent="0cm" style:auto-text-indent="false"/>
      <style:text-properties fo:font-variant="normal" fo:text-transform="none" style:font-name="Source Sans Pro" fo:font-size="12.75pt" fo:letter-spacing="normal" fo:font-style="normal" fo:font-weight="normal"/>
    </style:style>
    <style:style style:name="P11" style:family="paragraph" style:parent-style-name="Text_20_body">
      <style:paragraph-properties fo:margin-left="0cm" fo:margin-right="0cm" fo:orphans="2" fo:widows="2" fo:text-indent="0cm" style:auto-text-indent="false"/>
      <style:text-properties fo:font-variant="normal" fo:text-transform="none" style:use-window-font-color="true" style:font-name="Source Sans Pro" fo:font-size="12.75pt" fo:letter-spacing="normal" fo:font-style="normal" fo:font-weight="normal"/>
    </style:style>
    <style:style style:name="P12" style:family="paragraph" style:parent-style-name="Heading_20_2">
      <style:paragraph-properties fo:margin-left="0cm" fo:margin-right="0cm" fo:orphans="2" fo:widows="2" fo:text-indent="0cm" style:auto-text-indent="false"/>
      <style:text-properties fo:font-variant="normal" fo:text-transform="none" style:use-window-font-color="true" style:font-name="Source Sans Pro" fo:font-size="18pt" fo:letter-spacing="normal" fo:font-style="normal" fo:font-weight="bold" style:font-size-asian="18pt" style:font-weight-asian="bold" style:font-size-complex="18pt" style:font-weight-complex="bold"/>
    </style:style>
    <style:style style:name="P13" style:family="paragraph" style:parent-style-name="Heading_20_2">
      <style:paragraph-properties fo:margin-left="0cm" fo:margin-right="0cm" fo:margin-top="0cm" fo:margin-bottom="0.212cm" fo:orphans="2" fo:widows="2" fo:text-indent="0cm" style:auto-text-indent="false"/>
      <style:text-properties fo:font-variant="normal" fo:text-transform="none" style:use-window-font-color="true" style:font-name="Source Sans Pro" fo:letter-spacing="normal" fo:font-style="normal"/>
    </style:style>
    <style:style style:name="P14" style:family="paragraph" style:parent-style-name="Text_20_body">
      <style:paragraph-properties fo:margin-left="0cm" fo:margin-right="0cm" fo:orphans="2" fo:widows="2" fo:text-indent="0cm" style:auto-text-indent="false" fo:padding="0cm" fo:border="none"/>
    </style:style>
    <style:style style:name="P15" style:family="paragraph" style:parent-style-name="Text_20_body">
      <style:paragraph-properties fo:margin-left="0cm" fo:margin-right="0cm" fo:orphans="2" fo:widows="2" fo:text-indent="0cm" style:auto-text-indent="false" fo:padding="0cm" fo:border="none"/>
      <style:text-properties fo:font-variant="normal" fo:text-transform="none" style:use-window-font-color="true" style:font-name="Source Sans Pro" fo:font-size="12.75pt" fo:letter-spacing="normal" fo:font-style="normal" fo:font-weight="normal"/>
    </style:style>
    <style:style style:name="P16" style:family="paragraph" style:parent-style-name="Heading_20_4">
      <style:paragraph-properties fo:margin-left="0cm" fo:margin-right="0cm" fo:orphans="2" fo:widows="2" fo:text-indent="0cm" style:auto-text-indent="false" fo:padding="0cm" fo:border="none"/>
      <style:text-properties fo:font-variant="normal" fo:text-transform="none" style:use-window-font-color="true" style:font-name="Source Sans Pro" fo:font-size="12.75pt" fo:letter-spacing="normal" fo:font-style="normal" fo:font-weight="normal"/>
    </style:style>
    <style:style style:name="P17" style:family="paragraph" style:parent-style-name="Heading_20_4">
      <style:paragraph-properties fo:margin-left="0cm" fo:margin-right="0cm" fo:orphans="2" fo:widows="2" fo:text-indent="0cm" style:auto-text-indent="false" fo:padding="0cm" fo:border="none"/>
      <style:text-properties fo:font-variant="normal" fo:text-transform="none" style:use-window-font-color="true" style:font-name="Source Sans Pro" fo:font-size="12.75pt" fo:letter-spacing="normal" fo:font-style="normal" fo:font-weight="bold" style:font-weight-asian="bold" style:font-weight-complex="bold"/>
    </style:style>
    <style:style style:name="P18" style:family="paragraph" style:parent-style-name="Text_20_body">
      <style:paragraph-properties fo:margin-left="0cm" fo:margin-right="0cm" fo:margin-top="0cm" fo:margin-bottom="0cm" fo:orphans="2" fo:widows="2" fo:text-indent="0cm" style:auto-text-indent="false"/>
      <style:text-properties fo:font-variant="normal" fo:text-transform="none" style:font-name="Source Sans Pro" fo:font-size="12.75pt" fo:letter-spacing="normal" fo:font-style="normal" fo:font-weight="normal"/>
    </style:style>
    <style:style style:name="P19" style:family="paragraph" style:parent-style-name="Heading_20_4">
      <style:paragraph-properties fo:margin-left="0cm" fo:margin-right="0cm" fo:orphans="2" fo:widows="2" fo:text-indent="0cm" style:auto-text-indent="false"/>
      <style:text-properties fo:font-variant="normal" fo:text-transform="none" style:font-name="Source Sans Pro" fo:font-size="12.75pt" fo:letter-spacing="normal" fo:font-style="normal"/>
    </style:style>
    <style:style style:name="P20" style:family="paragraph" style:parent-style-name="Heading_20_2">
      <style:paragraph-properties fo:text-align="start" style:justify-single-word="false"/>
      <style:text-properties fo:font-variant="normal" fo:text-transform="none" style:use-window-font-color="true" style:font-name="Source Sans Pro" fo:letter-spacing="normal" fo:font-style="normal"/>
    </style:style>
    <style:style style:name="P21" style:family="paragraph" style:parent-style-name="Text_20_body">
      <style:text-properties style:use-window-font-color="true"/>
    </style:style>
    <style:style style:name="P22" style:family="paragraph" style:parent-style-name="Standard">
      <style:paragraph-properties fo:text-align="start" style:justify-single-word="false"/>
      <style:text-properties fo:color="#cc0000" style:font-name="Trebuchet MS" fo:font-weight="bold" style:font-weight-asian="bold" style:font-weight-complex="bold"/>
    </style:style>
    <style:style style:name="T1" style:family="text">
      <style:text-properties fo:color="#ff3333" style:text-underline-style="solid" style:text-underline-width="auto" style:text-underline-color="font-color" fo:font-weight="bold" style:font-weight-asian="bold" style:font-weight-complex="bold"/>
    </style:style>
    <style:style style:name="T2" style:family="text">
      <style:text-properties fo:font-variant="normal" fo:text-transform="none" style:use-window-font-color="true" style:font-name="Source Sans Pro" fo:font-size="12.75pt" fo:letter-spacing="normal" fo:font-style="normal" fo:font-weight="normal"/>
    </style:style>
    <style:style style:name="T3" style:family="text">
      <style:text-properties fo:font-variant="normal" fo:text-transform="none" style:use-window-font-color="true" style:text-line-through-style="none" style:font-name="Source Sans Pro" fo:font-size="12.75pt" fo:letter-spacing="normal" fo:font-style="normal" style:text-underline-style="none" fo:font-weight="normal" style:text-blinking="false"/>
    </style:style>
    <style:style style:name="T4" style:family="text">
      <style:text-properties fo:font-variant="normal" fo:text-transform="none" style:font-name="Source Sans Pro" fo:font-size="12.75pt" fo:letter-spacing="normal" fo:font-style="normal" fo:font-weight="normal"/>
    </style:style>
    <style:style style:name="T5" style:family="text">
      <style:text-properties fo:font-variant="normal" fo:text-transform="none" fo:color="#0087ff" style:text-line-through-style="none" style:font-name="Source Sans Pro" fo:font-size="12.75pt" fo:letter-spacing="normal" fo:font-style="normal" style:text-underline-style="none" fo:font-weight="normal" style:text-blinking="false"/>
    </style:style>
    <style:style style:name="T6" style:family="text">
      <style:text-properties fo:font-variant="normal" fo:text-transform="none" style:font-name="Liberation Mono" fo:font-size="12.75pt" fo:letter-spacing="normal" fo:font-style="normal" fo:font-weight="normal"/>
    </style:style>
    <style:style style:name="T7" style:family="text">
      <style:text-properties fo:font-variant="normal" fo:text-transform="none" fo:color="#0000cc" style:font-name="Liberation Mono" fo:letter-spacing="normal" fo:font-style="normal" fo:font-weight="normal"/>
    </style:style>
    <style:style style:name="T8" style:family="text">
      <style:text-properties fo:font-variant="normal" fo:text-transform="none" fo:color="#009933" style:font-name="Liberation Mono" fo:font-size="12.75pt" fo:letter-spacing="normal" fo:font-style="normal" fo:font-weight="normal"/>
    </style:style>
    <style:style style:name="T9" style:family="text">
      <style:text-properties style:use-window-font-color="true"/>
    </style:style>
    <style:style style:name="T10" style:family="text">
      <style:text-properties fo:color="#cc0000" fo:font-weight="bold" style:font-weight-asian="bold" style:font-weight-complex="bold"/>
    </style:style>
    <style:style style:name="T1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UTILISATION DE GIT</text:p>
      <text:p text:style-name="P5"/>
      <text:p text:style-name="P6">travailler avec un terminal</text:p>
      <text:p text:style-name="P1"/>
      <text:p text:style-name="P2"><text:span text:style-name="T1">si le terminal affiche : </text:span><text:a xlink:type="simple" xlink:href="mailto:snefr@LAPTOP-3ODR3ISN" text:style-name="Internet_20_link" text:visited-style-name="Visited_20_Internet_20_Link">snefr@LAPTOP-3ODR3ISN</text:a><text:span text:style-name="T1"> MINGW64/</text:span></text:p>
      <text:p text:style-name="P3">faire : cd</text:p>
      <text:p text:style-name="P3"><text:span text:style-name="T11"><text:tab/></text:span>cd documents/GitHub/</text:p>
      <text:p text:style-name="P3">(permet d'accéder au bon fichier github)</text:p>
      <text:p text:style-name="P2"/>
      <text:p text:style-name="P7"/>
      <text:p text:style-name="P7"/>
      <text:p text:style-name="P7"><text:span text:style-name="T10"><text:s/>mkdir (+titre)</text:span> = effectuer un dépôt</text:p>
      <text:p text:style-name="P7"/>
      <text:p text:style-name="P7"><text:span text:style-name="T10"><text:s/>cd (+titre)</text:span> = entrer dans le dossier</text:p>
      <text:p text:style-name="P7"/>
      <text:p text:style-name="P7"><text:span text:style-name="T10"><text:s/>ls</text:span> = lister les éléments du dossier</text:p>
      <text:p text:style-name="P7"/>
      <text:p text:style-name="P7"><text:span text:style-name="T10"><text:s/>git init</text:span> = activer GIT pour un répertoire</text:p>
      <text:p text:style-name="P7"/>
      <text:p text:style-name="P7"><text:span text:style-name="T10"><text:s/>git status</text:span> = vérifier les fichiers ajoutés</text:p>
      <text:p text:style-name="P7"/>
      <text:p text:style-name="P7"><text:span text:style-name="T10"><text:s/>git add (+nom du ficher)</text:span> = ajoute un fichier crée dans un éditeur de texte et enregistré dans le dossier parent</text:p>
      <text:p text:style-name="P7"/>
      <text:p text:style-name="P7"><text:span text:style-name="T10"><text:s/>git commit -m « mettre une description </text:span>» = soumet les modification à l'historique (commit)</text:p>
      <text:p text:style-name="P7"/>
      <text:p text:style-name="P7"><text:span text:style-name="T10"><text:s/>git diff</text:span> = afficher les différence dans le fichier</text:p>
      <text:p text:style-name="P7"/>
      <text:p text:style-name="P7"><text:span text:style-name="T10"><text:s/>git config –global user,username (+nom sur github) </text:span>= ajoute le nom d'utilisateur GitHub</text:p>
      <text:p text:style-name="P7"/>
      <text:p text:style-name="P7"><text:span text:style-name="T10"><text:s/>git remote add remotename (+ URL de quick setup de GitHub)</text:span> = crée le remote distant sur GitHub de remotename</text:p>
      <text:p text:style-name="P7"/>
      <text:p text:style-name="P7"><text:span text:style-name="T10"><text:s/>git remote set-url remotename URL</text:span> = modifier l'URL d'un remote</text:p>
      <text:p text:style-name="P7"/>
      <text:p text:style-name="P7"><text:span text:style-name="T10"><text:s/>git push origin master</text:span> = push la branche « master »vers le fichier « origin »</text:p>
      <text:p text:style-name="P7"/>
      <text:p text:style-name="P7"><text:span text:style-name="T10"><text:s/>git pull remotename branchename</text:span> = tire des changement à partir d'un remote</text:p>
      <text:p text:style-name="P7"/>
      <text:p text:style-name="P7"><text:span text:style-name="T10"><text:s/>git remote -v</text:span> = afficher l'adresse d'un remote</text:p>
      <text:p text:style-name="P7"/>
      <text:p text:style-name="P7"><text:span text:style-name="T10"><text:s/>git clone (+URL)</text:span>= permet de cloner un fork de GitHub vers Git it (et le pc en local)</text:p>
      <text:p text:style-name="P7"/>
      <text:p text:style-name="P7"><text:span text:style-name="T10"><text:s/>git remote upstream (+URL d'origine) </text:span>= permet de se connecter au référentiel d'origine</text:p>
      <text:p text:style-name="P7"/>
      <text:p text:style-name="P7"><text:span text:style-name="T10"><text:s/>git branch (+Add-username ou username)</text:span> = ajoute une branche au ficher principal « master » ou « gh-page » (pour les sites web)</text:p>
      <text:p text:style-name="P7"/>
      <text:p text:style-name="P7"><text:soft-page-break/><text:span text:style-name="T10"><text:s/>git checkout (+ nom de la branche)</text:span> = entre dans une branche pour travailler dessus</text:p>
      <text:p text:style-name="P7"/>
      <text:p text:style-name="P7"><text:span text:style-name="T10"><text:s/>git push origin (nom de la branche)</text:span> = pousse la modification sur le fork avec le remote  « origin » sur GitHub</text:p>
      <text:p text:style-name="P7"/>
      <text:p text:style-name="P7"><text:span text:style-name="T10"><text:s/>cd ..</text:span> = reviens au dossier parent</text:p>
      <text:p text:style-name="P7"/>
      <text:p text:style-name="P7"><text:span text:style-name="T10">git checkout (+réf numéro)</text:span> = permet de revenir sur un commit de l'historique</text:p>
      <text:p text:style-name="P7"/>
      <text:p text:style-name="P7"><text:span text:style-name="T10"><text:s/>git revert (+réf numéro)</text:span> = crée un commit qui fait l'inverse du précédent</text:p>
      <text:p text:style-name="P7"/>
      <text:p text:style-name="P7"><text:span text:style-name="T10"><text:s/>git log –-oneline (ou $ git hist) </text:span>= affiche les commits dans le terminal</text:p>
      <text:p text:style-name="P7"/>
      <text:p text:style-name="P7"><text:span text:style-name="T10">:wq</text:span> = dans git revert, permet de sauvegarder (w) et quitter(q)</text:p>
      <text:p text:style-name="P22"/>
      <text:p text:style-name="P7"><text:span text:style-name="T10">git stash :</text:span> prend toute la modification et le met à coté du fichier local</text:p>
      <text:p text:style-name="P7"/>
      <text:p text:style-name="P7"><text:span text:style-name="T10">git reset :</text:span> permet de revenir en arrière en gardant une trace du travail </text:p>
      <text:p text:style-name="P7"/>
      <text:p text:style-name="P7"><text:span text:style-name="T10">git config :</text:span> rajoute des clés de configuration</text:p>
      <text:p text:style-name="P7"/>
      <text:p text:style-name="P8">VERIFIER UN PROJET :</text:p>
      <text:p text:style-name="P7"><text:s/>git status</text:p>
      <text:p text:style-name="P7"><text:s/>git add (+nom du dossier/nom du fichier)</text:p>
      <text:p text:style-name="P7"><text:s/>git commit -m « message description »</text:p>
      <text:p text:style-name="P2"/>
      <text:h text:style-name="P20" text:outline-level="2">Remotes</text:h>
      <text:p text:style-name="P9"><text:span text:style-name="T2">Lorsque vous mettez quelque chose sur GitHub, cette copie vit sur l'un des serveurs de GitHub. Cela en fait une copie </text:span><text:span text:style-name="Strong_20_Emphasis"><text:span text:style-name="T2">distante (remote)</text:span></text:span><text:span text:style-name="T2"> car elle n'est pas sur votre ordinateur, mais sur un serveur "distant". En </text:span><text:span text:style-name="Strong_20_Emphasis"><text:span text:style-name="T2">poussant (push)</text:span></text:span><text:span text:style-name="T2"> les modifications de votre dêpot </text:span><text:span text:style-name="Strong_20_Emphasis"><text:span text:style-name="T2">local </text:span></text:span><text:span text:style-name="T2">(celui sur votre ordinateur) sur votre "remote" maintenez à jour la copie partagée.</text:span></text:p>
      <text:p text:style-name="P9"><text:span text:style-name="T2">Les autres peuvent toujours obtenir la derniere version de votre projet en </text:span><text:span text:style-name="Strong_20_Emphasis"><text:span text:style-name="T2">tirant (pull) </text:span></text:span><text:span text:style-name="T2">vos modifications à partir de votre "remote". C'est ainsi que chacun peut </text:span><text:span text:style-name="T2">travailler sur un projet sans avoir besoin d'accéder à votre ordinateur où votre copie locale est stockée.</text:span></text:p>
      <text:p text:style-name="Text_20_body"><text:s/></text:p>
      <text:h text:style-name="P13" text:outline-level="2">Branches</text:h>
      <text:p text:style-name="P9"><text:span text:style-name="T2">Les dépôts Git utilisent des branches pour isoler le travail au besoin. C'est une pratique courante lorsque vous travaillez sur un projet de créer une </text:span><text:span text:style-name="Strong_20_Emphasis"><text:span text:style-name="T2">branche</text:span></text:span><text:span text:style-name="T2"> pour que vos modifications de travail soient conservée à part. De cette façon, vous pouvez faire votre travail, tandis que la branche principale, généralement nommée «master», reste stable. Lorsque le travail sur votre branche est terminé vous le fusionnez dans la branche principale 'master'.</text:span></text:p>
      <text:p text:style-name="P11"/>
      <text:h text:style-name="P12" text:outline-level="2"><text:soft-page-break/>GitHub Pages</text:h>
      <text:p text:style-name="P9"><text:span text:style-name="T2">GitHub hébergera automatiquement les fichiers de sites statiques. Pour être accessible comme un site web, il doivent être situées dans la branche nommée 'gh-pages'. Ce service gratuit est appelé </text:span><text:a xlink:type="simple" xlink:href="http://pages.github.com/" text:style-name="Internet_20_link" text:visited-style-name="Visited_20_Internet_20_Link"><text:span text:style-name="T3">GitHub Pages</text:span></text:a><text:span text:style-name="T2">. Puisque le projet que vous avez lancé crée un site Web, la branche principale sera 'gh-pages' au lieu de 'master'. </text:span><text:span text:style-name="T2">Tous les dépôt qui ont une branche 'gh-pages' ont un site Web directement accessible en ligne, se situant à l'URL construite sur le modèle suivant:</text:span></text:p>
      <text:p text:style-name="P14"><text:span text:style-name="Source_20_Text"><text:span text:style-name="T7">http://githubusername.github.io/repositoryname</text:span></text:span><text:span text:style-name="T9"> </text:span></text:p>
      <text:p text:style-name="P15"/>
      <text:p text:style-name="P15"/>
      <text:p text:style-name="P15"/>
      <text:h text:style-name="P16" text:outline-level="4">MESSAGE D'ERREUR :</text:h>
      <text:h text:style-name="P17" text:outline-level="4">Permission denied...error: 403</text:h>
      <text:p text:style-name="P14"><text:span text:style-name="T4">Vous essayer de pousser des modifications à un référentiel auquel vous n'avez pas accès en écriture. Dans ce cas, vous poussez probablement sur le dépôt original 'jlord/patchwork'. Assurez-vous que avez bien poussé sur le remote 'origin' et qu'il pointe bien vers l'adresse de votre fork sur GitHub. Pour vérifier et voir quels sont les remotes et où ils pointent, exécutez </text:span><text:span text:style-name="Source_20_Text"><text:span text:style-name="T6">git remote -v </text:span></text:span><text:span text:style-name="T4">. Vous devriez avoir 'upstream' indiquant 'jlord/patchwork' et 'origin' indiquant 'yourusername/patchwork'</text:span></text:p>
      <text:p text:style-name="P10">Pour réparer un remote qui pointe vers le mauvais endroit, vous pouvez redéfinir son URL:</text:p>
      <text:p text:style-name="P14"><text:span text:style-name="Source_20_Text"><text:span text:style-name="T8">git remote set-url origin</text:span></text:span></text:p>
      <text:h text:style-name="P19" text:outline-level="4">Authentication failed...error: 401</text:h>
      <text:p text:style-name="P9"><text:span text:style-name="T4">Votre identité n'a pas pu être vérifiée. Vous avez peut-être activé 2FA (Two Factor Authentication) auquel cas vous devez utiliser un jeton d'accès personnel comme mot de passe. Vous pouvez en générer un en </text:span><text:a xlink:type="simple" xlink:href="https://help.github.com/articles/creating-an-access-token-for-command-line-use" text:style-name="Internet_20_link" text:visited-style-name="Visited_20_Internet_20_Link"><text:span text:style-name="T5">suivant ces instructions </text:span></text:a><text:span text:style-name="T4">. Vous devrez le garder et l'utiliser à la place de votre mot de passe lorsque vous y êtes invité. Vous pouvez également </text:span><text:a xlink:type="simple" xlink:href="https://help.github.com/articles/caching-your-github-password-in-git/" text:style-name="Internet_20_link" text:visited-style-name="Visited_20_Internet_20_Link"><text:span text:style-name="T5">enregistrer ce jeton d'accès </text:span></text:a><text:span text:style-name="T4">sur votre ordinateur afin de ne plus avoir à le saisir.</text:span></text:p>
      <text:h text:style-name="P19" text:outline-level="4">File NOT in contributors folder</text:h>
      <text:p text:style-name="P14"><text:span text:style-name="T4">Le fichier que vous créez doit être placé dans le dossier 'contributors' du référentiel Patchwork. Si vous l'avez mis ailleurs, déplacez votre fichier dans le dossier. Vous pouvez vérifiez à nouveau </text:span><text:span text:style-name="Source_20_Text"><text:span text:style-name="T6">git status</text:span></text:span><text:span text:style-name="T4"> et vous verrez vos modifications. Ajoutez et soumettez (commit) "toutes" (-A) les modifications (ajouts et suppressions) avec les commandes ci-dessous.</text:span></text:p>
      <text:p text:style-name="P14"><text:span text:style-name="Source_20_Text"><text:span text:style-name="T8">git add -A</text:span></text:span></text:p>
      <text:p text:style-name="P14"><text:span text:style-name="Source_20_Text"><text:span text:style-name="T8">git commit -m "move file into contributors folder"</text:span></text:span></text:p>
      <text:h text:style-name="P19" text:outline-level="4"><text:soft-page-break/>Branch name expected: _____</text:h>
      <text:p text:style-name="P10">Le nom de la branche doit correspondre exactement à votre nom d'utilisateur. Pour changer votre nom de branche:</text:p>
      <text:p text:style-name="P14"><text:span text:style-name="Source_20_Text"><text:span text:style-name="T8">git branch -m &lt;NEWBRANCHNAME&gt;</text:span></text:span></text:p>
      <text:p text:style-name="P18">Lorsque vous avez effectué vos mises à jour, vérifiez à nouveau!</text:p>
      <text:p text:style-name="P15"/>
      <text:p text:style-name="P15"/>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beration Mono" svg:font-family="'Liberation Mono', Monaco, 'Courier New', monospace"/>
    <style:font-face style:name="Source Sans Pro" svg:font-family="'Source Sans Pro', 'Helvetica Neue', Arial,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ophie nevlle</meta:initial-creator>
    <meta:creation-date>2020-03-03T18:27:45.96</meta:creation-date>
    <dc:date>2020-03-09T17:23:59.80</dc:date>
    <dc:creator>sophie nevlle</dc:creator>
    <meta:editing-duration>PT8H33M27S</meta:editing-duration>
    <meta:editing-cycles>14</meta:editing-cycles>
    <meta:generator>OpenOffice/4.1.7$Win32 OpenOffice.org_project/417m1$Build-9800</meta:generator>
    <meta:document-statistic meta:table-count="0" meta:image-count="0" meta:object-count="0" meta:page-count="4" meta:paragraph-count="61" meta:word-count="924" meta:character-count="5619"/>
  </office:meta>
</office:document-meta>
</file>